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35.67mm"/>
    </style:style>
    <style:style style:name="ro1" style:family="table-row">
      <style:table-row-properties style:row-height="3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e_MOI_from_meshla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8" table:number-rows-spanned="1">
            <text:p># Moment of Inertia (true_MOI) = Mr^2</text:p>
            <text:p># but meshlab provides values of MOI considering volume(V) of stl and not mass(M) i.e meshlab_MOI = Vr^2</text:p>
            <text:p># so to obtain correct value of MOI we need to perform some rearrangements# true_MOI = meshlab_MOI / V * M</text:p>
            <text:p># In xacro file we provide value of mass in kg through real life measurement</text:p>
            <text:p># the value of length is usually scaled up so that meshlab can give precise value of MOI</text:p>
            <text:p># eg in our case we used 1m in place of 1mm so the scaling factor(s) for us is 10^-3</text:p>
            <text:p># since MOI has r^2, the correction required will be s^2</text:p>
            <text:p># Finally, true_MOI = meshlab_MOI / V * M * s^2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0668.734375" calcext:value-type="float">
            <text:p>70668.734375</text:p>
          </table:table-cell>
          <table:table-cell table:style-name="ce3" office:value-type="float" office:value="231393.8125" calcext:value-type="float">
            <text:p>231393.8125</text:p>
          </table:table-cell>
          <table:table-cell table:style-name="ce3" office:value-type="float" office:value="173506.421875" calcext:value-type="float">
            <text:p>173506.421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xx</text:p>
          </table:table-cell>
          <table:table-cell office:value-type="float" office:value="28486934" calcext:value-type="float">
            <text:p>28486934</text:p>
          </table:table-cell>
          <table:table-cell table:style-name="ce3" office:value-type="float" office:value="531211584" calcext:value-type="float">
            <text:p>531211584</text:p>
          </table:table-cell>
          <table:table-cell table:style-name="ce3" office:value-type="float" office:value="231669376" calcext:value-type="float">
            <text:p>231669376</text:p>
          </table:table-cell>
          <table:table-cell/>
          <table:table-cell table:formula="of:=[.B6]/[.B$5]*[.B$4]*[.B$3]^2" office:value-type="float" office:value="0.0000665123572902532" calcext:value-type="float">
            <text:p>6.65123572902532E-05</text:p>
          </table:table-cell>
          <table:table-cell table:formula="of:=[.C6]/[.C$5]*[.C$4]*[.C$3]^2" office:value-type="float" office:value="0.000608361426086102" calcext:value-type="float">
            <text:p>0.000608361426086</text:p>
          </table:table-cell>
          <table:table-cell table:formula="of:=[.D6]/[.D$5]*[.D$4]*[.D$3]^2" office:value-type="float" office:value="0.000353833500665636" calcext:value-type="float">
            <text:p>0.0003538335006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y</text:p>
          </table:table-cell>
          <table:table-cell office:value-type="float" office:value="-19.459402" calcext:value-type="float">
            <text:p>-19.459402</text:p>
          </table:table-cell>
          <table:table-cell table:style-name="ce3" office:value-type="float" office:value="67.870728" calcext:value-type="float">
            <text:p>67.870728</text:p>
          </table:table-cell>
          <table:table-cell table:style-name="ce3" office:value-type="float" office:value="-64.896721" calcext:value-type="float">
            <text:p>-64.896721</text:p>
          </table:table-cell>
          <table:table-cell/>
          <table:table-cell table:formula="of:=[.B7]/[.B$5]*[.B$4]*[.B$3]^2" office:value-type="float" office:value="-0.0000000000454345384616915" calcext:value-type="float">
            <text:p>-4.54345384616915E-11</text:p>
          </table:table-cell>
          <table:table-cell table:formula="of:=[.C7]/[.C$5]*[.C$4]*[.C$3]^2" office:value-type="float" office:value="0.0000000000777278472820011" calcext:value-type="float">
            <text:p>7.77278472820011E-11</text:p>
          </table:table-cell>
          <table:table-cell table:formula="of:=[.D7]/[.D$5]*[.D$4]*[.D$3]^2" office:value-type="float" office:value="-0.0000000000991181241544464" calcext:value-type="float">
            <text:p>-9.91181241544464E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z</text:p>
          </table:table-cell>
          <table:table-cell office:value-type="float" office:value="-2.206814" calcext:value-type="float">
            <text:p>-2.206814</text:p>
          </table:table-cell>
          <table:table-cell table:style-name="ce3" office:value-type="float" office:value="19.899937" calcext:value-type="float">
            <text:p>19.899937</text:p>
          </table:table-cell>
          <table:table-cell table:style-name="ce3" office:value-type="float" office:value="14.255016" calcext:value-type="float">
            <text:p>14.255016</text:p>
          </table:table-cell>
          <table:table-cell/>
          <table:table-cell table:formula="of:=[.B8]/[.B$5]*[.B$4]*[.B$3]^2" office:value-type="float" office:value="-0.00000000000515255173621468" calcext:value-type="float">
            <text:p>-5.15255173621468E-12</text:p>
          </table:table-cell>
          <table:table-cell table:formula="of:=[.C8]/[.C$5]*[.C$4]*[.C$3]^2" office:value-type="float" office:value="0.0000000000227900791642819" calcext:value-type="float">
            <text:p>2.27900791642819E-11</text:p>
          </table:table-cell>
          <table:table-cell table:formula="of:=[.D8]/[.D$5]*[.D$4]*[.D$3]^2" office:value-type="float" office:value="0.0000000000217719851471636" calcext:value-type="float">
            <text:p>2.17719851471636E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y</text:p>
          </table:table-cell>
          <table:table-cell office:value-type="float" office:value="24334990" calcext:value-type="float">
            <text:p>24334990</text:p>
          </table:table-cell>
          <table:table-cell table:style-name="ce3" office:value-type="float" office:value="60558152" calcext:value-type="float">
            <text:p>60558152</text:p>
          </table:table-cell>
          <table:table-cell table:style-name="ce3" office:value-type="float" office:value="50337672" calcext:value-type="float">
            <text:p>50337672</text:p>
          </table:table-cell>
          <table:table-cell/>
          <table:table-cell table:formula="of:=[.B9]/[.B$5]*[.B$4]*[.B$3]^2" office:value-type="float" office:value="0.0000568182433930847" calcext:value-type="float">
            <text:p>5.68182433930847E-05</text:p>
          </table:table-cell>
          <table:table-cell table:formula="of:=[.C9]/[.C$5]*[.C$4]*[.C$3]^2" office:value-type="float" office:value="0.0000693532385616405" calcext:value-type="float">
            <text:p>6.93532385616405E-05</text:p>
          </table:table-cell>
          <table:table-cell table:formula="of:=[.D9]/[.D$5]*[.D$4]*[.D$3]^2" office:value-type="float" office:value="0.0000768817830247818" calcext:value-type="float">
            <text:p>7.68817830247818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z</text:p>
          </table:table-cell>
          <table:table-cell office:value-type="float" office:value="-288587.5" calcext:value-type="float">
            <text:p>-288587.5</text:p>
          </table:table-cell>
          <table:table-cell table:style-name="ce3" office:value-type="float" office:value="61143.921875" calcext:value-type="float">
            <text:p>61143.921875</text:p>
          </table:table-cell>
          <table:table-cell table:style-name="ce3" office:value-type="float" office:value="-425691.90625" calcext:value-type="float">
            <text:p>-425691.90625</text:p>
          </table:table-cell>
          <table:table-cell/>
          <table:table-cell table:formula="of:=[.B10]/[.B$5]*[.B$4]*[.B$3]^2" office:value-type="float" office:value="-0.000000673804871717713" calcext:value-type="float">
            <text:p>-6.73804871717713E-07</text:p>
          </table:table-cell>
          <table:table-cell table:formula="of:=[.C10]/[.C$5]*[.C$4]*[.C$3]^2" office:value-type="float" office:value="0.0000000700240819830694" calcext:value-type="float">
            <text:p>7.00240819830694E-08</text:p>
          </table:table-cell>
          <table:table-cell table:formula="of:=[.D10]/[.D$5]*[.D$4]*[.D$3]^2" office:value-type="float" office:value="-0.000000650168183616403" calcext:value-type="float">
            <text:p>-6.50168183616403E-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zz</text:p>
          </table:table-cell>
          <table:table-cell office:value-type="float" office:value="16022910" calcext:value-type="float">
            <text:p>16022910</text:p>
          </table:table-cell>
          <table:table-cell table:style-name="ce3" office:value-type="float" office:value="529113888" calcext:value-type="float">
            <text:p>529113888</text:p>
          </table:table-cell>
          <table:table-cell table:style-name="ce3" office:value-type="float" office:value="237693136" calcext:value-type="float">
            <text:p>237693136</text:p>
          </table:table-cell>
          <table:table-cell/>
          <table:table-cell table:formula="of:=[.B11]/[.B$5]*[.B$4]*[.B$3]^2" office:value-type="float" office:value="0.0000374108886112339" calcext:value-type="float">
            <text:p>3.74108886112339E-05</text:p>
          </table:table-cell>
          <table:table-cell table:formula="of:=[.C11]/[.C$5]*[.C$4]*[.C$3]^2" office:value-type="float" office:value="0.000605959073862444" calcext:value-type="float">
            <text:p>0.000605959073862</text:p>
          </table:table-cell>
          <table:table-cell table:formula="of:=[.D11]/[.D$5]*[.D$4]*[.D$3]^2" office:value-type="float" office:value="0.000363033715751335" calcext:value-type="float">
            <text:p>0.000363033715751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6T16:40:02.350124752</dc:date>
    <meta:editing-duration>PT32M25S</meta:editing-duration>
    <meta:editing-cycles>6</meta:editing-cycles>
    <meta:generator>LibreOffice/6.0.7.3$Linux_X86_64 LibreOffice_project/00m0$Build-3</meta:generator>
    <meta:document-statistic meta:table-count="1" meta:cell-count="61" meta:object-count="0"/>
    <meta:user-defined meta:name="qrichtext">1</meta:user-defined>
  </office:meta>
</office:document-meta>
</file>